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6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7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104"/>
    <style:style style:name="ce3" style:family="table-cell" style:parent-style-name="Default" style:data-style-name="N10104">
      <style:table-cell-properties fo:border="0.74pt solid #000000"/>
    </style:style>
    <style:style style:name="ce4" style:family="table-cell" style:parent-style-name="Default" style:data-style-name="N10000"/>
    <style:style style:name="ce5" style:family="table-cell" style:parent-style-name="Default">
      <style:table-cell-properties fo:background-color="#81d41a"/>
      <style:text-properties fo:color="#000000"/>
    </style:style>
    <style:style style:name="ce6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 Investimento fix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Onde Tá?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<text:span text:style-name="T1">Custo</text:span> Unitário</text:p>
          </table:table-cell>
          <table:table-cell table:style-name="ce1" office:value-type="string" calcext:value-type="string">
            <text:p>Custo total</text:p>
          </table:table-cell>
        </table:table-row>
        <table:table-row table:style-name="ro1">
          <table:table-cell office:value-type="string" calcext:value-type="string">
            <text:p>Conta dev Google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BRL" office:value="125" calcext:value-type="currency">
            <text:p>R$ 125,00</text:p>
          </table:table-cell>
          <table:table-cell table:style-name="ce2" table:formula="of:=PRODUCT([.B4:.C4])" office:value-type="currency" office:currency="BRL" office:value="125" calcext:value-type="currency">
            <text:p>R$ 125,00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3" table:formula="of:=SUM([.D4])" office:value-type="currency" office:currency="BRL" office:value="125" calcext:value-type="currency">
            <text:p>R$ 125,00</text:p>
          </table:table-cell>
        </table:table-row>
      </table:table>
      <table:table table:name="1- Investimentos pré-operacionais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Onde Tá?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C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currency" office:currency="BRL" office:value="3000" calcext:value-type="currency">
            <text:p>R$ 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lização</text:p>
          </table:table-cell>
          <table:table-cell office:value-type="currency" office:currency="BRL" office:value="1100" calcext:value-type="currency">
            <text:p>R$ 1.1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 Google maps</text:p>
          </table:table-cell>
          <table:table-cell office:value-type="currency" office:currency="BRL" office:value="350" calcext:value-type="currency">
            <text:p>R$ 350,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3" table:formula="of:=SUM([.B4:.B6])" office:value-type="currency" office:currency="BRL" office:value="4450" calcext:value-type="currency">
            <text:p>R$ 4.450,00</text:p>
          </table:table-cell>
          <table:table-cell table:number-columns-repeated="2"/>
        </table:table-row>
      </table:table>
      <table:table table:name="1- Capital de giro (1º mês)" table:style-name="ta1"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7" office:value-type="string" calcext:value-type="string" table:number-columns-spanned="2" table:number-rows-spanned="1">
            <text:p>Onde Tá?</text:p>
          </table:table-cell>
          <table:covered-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Custo mensal</text:p>
          </table:table-cell>
        </table:table-row>
        <table:table-row table:style-name="ro1">
          <table:table-cell office:value-type="string" calcext:value-type="string">
            <text:p>Salários</text:p>
          </table:table-cell>
          <table:table-cell table:style-name="ce4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ervidor</text:p>
          </table:table-cell>
          <table:table-cell office:value-type="currency" office:currency="BRL" office:value="400" calcext:value-type="currency">
            <text:p>R$ 400,00</text:p>
          </table:table-cell>
        </table:table-row>
        <table:table-row table:style-name="ro1">
          <table:table-cell office:value-type="string" calcext:value-type="string">
            <text:p>API Google maps</text:p>
          </table:table-cell>
          <table:table-cell office:value-type="currency" office:currency="BRL" office:value="3500" calcext:value-type="currency">
            <text:p>R$ 3.500,00</text:p>
          </table:table-cell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3" table:formula="of:=SUM([.B4:.B6])" office:value-type="currency" office:currency="BRL" office:value="13900" calcext:value-type="currency">
            <text:p>R$ 13.900,00</text:p>
          </table:table-cell>
        </table:table-row>
      </table:table>
      <table:table table:name="2- Depreciação de Ativos Fixos" table:style-name="ta1">
        <table:table-column table:style-name="co2" table:number-columns-repeated="2" table:default-cell-style-name="ce7"/>
        <table:table-row table:style-name="ro1">
          <table:table-cell office:value-type="string" calcext:value-type="string" table:number-columns-spanned="2" table:number-rows-spanned="1">
            <text:p>Onde Tá?</text:p>
          </table:table-cell>
          <table:covered-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Não existe depreciação</text:p>
          </table:table-cell>
          <table:covered-table-cell table:style-name="Default"/>
        </table:table-row>
      </table:table>
      <table:table table:name="3- Custo fixo" table:style-name="ta1">
        <table:table-column table:style-name="co2" table:number-columns-repeated="6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Onde Tá?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Cus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ário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table:formula="of:=SUM([.B4])" office:value-type="float" office:value="10000" calcext:value-type="float">
            <text:p>10000</text:p>
          </table:table-cell>
          <table:table-cell table:number-columns-repeated="4"/>
        </table:table-row>
      </table:table>
      <table:table table:name="3- Custo Variáveis" table:style-name="ta1">
        <table:table-column table:style-name="co7" table:default-cell-style-name="Default"/>
        <table:table-column table:style-name="co2" table:default-cell-style-name="ce2"/>
        <table:table-row table:style-name="ro1">
          <table:table-cell table:style-name="ce7" office:value-type="string" calcext:value-type="string" table:number-columns-spanned="2" table:number-rows-spanned="1">
            <text:p>Onde Tá?</text:p>
          </table:table-cell>
          <table:covered-table-cell table:style-name="ce7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Descrição</text:p>
          </table:table-cell>
          <table:table-cell table:style-name="ce7" office:value-type="string" calcext:value-type="string">
            <text:p>Custo mensal</text:p>
          </table:table-cell>
        </table:table-row>
        <table:table-row table:style-name="ro1">
          <table:table-cell office:value-type="string" calcext:value-type="string">
            <text:p>API Google maps</text:p>
          </table:table-cell>
          <table:table-cell office:value-type="currency" office:currency="BRL" office:value="3500" calcext:value-type="currency">
            <text:p>R$ 3.500,00</text:p>
          </table:table-cell>
        </table:table-row>
        <table:table-row table:style-name="ro1">
          <table:table-cell office:value-type="string" calcext:value-type="string">
            <text:p>Servidor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string" calcext:value-type="string">
            <text:p>API dos ônibus</text:p>
          </table:table-cell>
          <table:table-cell table:style-name="ce6" office:value-type="string" calcext:value-type="string">
            <text:p>???</text:p>
          </table:table-cell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3" table:formula="of:=SUM([.B4:.B6])" office:value-type="currency" office:currency="BRL" office:value="3550" calcext:value-type="currency">
            <text:p>R$ 3.550,00</text:p>
          </table:table-cell>
        </table:table-row>
      </table:table>
      <table:table table:name="4- Resumo financeiro" table:style-name="ta1">
        <table:table-column table:style-name="co8" table:default-cell-style-name="ce7"/>
        <table:table-column table:style-name="co2" table:default-cell-style-name="ce7"/>
        <table:table-row table:style-name="ro1">
          <table:table-cell office:value-type="string" calcext:value-type="string" table:number-columns-spanned="2" table:number-rows-spanned="1">
            <text:p>Onde Tá?</text:p>
          </table:table-cell>
          <table:covered-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1- Investimento fix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- Investimentos pré-operacionais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1- Capital de giro (1º mês)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string" calcext:value-type="string">
            <text:p>2- Depreciação de Ativos Fix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 Custo fixo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- Custo Variáveis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8])" office:value-type="float" office:value="32025" calcext:value-type="float">
            <text:p>32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20:35:51.1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9:31:56.786000000</meta:creation-date>
    <dc:date>2024-03-11T20:36:02.166000000</dc:date>
    <meta:editing-duration>PT1H3M42S</meta:editing-duration>
    <meta:editing-cycles>3</meta:editing-cycles>
    <meta:generator>LibreOffice/7.5.5.2$Windows_X86_64 LibreOffice_project/ca8fe7424262805f223b9a2334bc7181abbcbf5e</meta:generator>
    <meta:document-statistic meta:table-count="7" meta:cell-count="68" meta:object-count="0"/>
  </office:meta>
</office:document-meta>
</file>